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so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c0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vc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pra1</text:p>
          </table:table-cell>
          <table:table-cell office:value-type="string" calcext:value-type="string">
            <text:p>pra2</text:p>
          </table:table-cell>
          <table:table-cell office:value-type="string" calcext:value-type="string">
            <text:p>pdiff</text:p>
          </table:table-cell>
          <table:table-cell office:value-type="string" calcext:value-type="string">
            <text:p>pra0</text:p>
          </table:table-cell>
          <table:table-cell office:value-type="string" calcext:value-type="string">
            <text:p>vcdif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72.310400944801" calcext:value-type="float">
            <text:p>472.3104009448</text:p>
          </table:table-cell>
          <table:table-cell office:value-type="float" office:value="0" calcext:value-type="float">
            <text:p>0</text:p>
          </table:table-cell>
          <table:table-cell office:value-type="float" office:value="429.373091767995" calcext:value-type="float">
            <text:p>429.37309176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267" calcext:value-type="float">
            <text:p>267</text:p>
          </table:table-cell>
          <table:table-cell office:value-type="float" office:value="429.373091767995" calcext:value-type="float">
            <text:p>429.373091768</text:p>
          </table:table-cell>
          <table:table-cell office:value-type="float" office:value="0.929411764705882" calcext:value-type="float">
            <text:p>0.9294117647</text:p>
          </table:table-cell>
          <table:table-cell office:value-type="float" office:value="1.08823529411765" calcext:value-type="float">
            <text:p>1.0882352941</text:p>
          </table:table-cell>
          <table:table-cell office:value-type="float" office:value="0.614232209737828" calcext:value-type="float">
            <text:p>0.6142322097</text:p>
          </table:table-cell>
          <table:table-cell office:value-type="float" office:value="1.66470588235294" calcext:value-type="float">
            <text:p>1.6647058824</text:p>
          </table:table-cell>
          <table:table-cell table:formula="of:=[.H2]/[.E2]" office:value-type="float" office:value="0.573643410852713" calcext:value-type="float">
            <text:p>0.573643410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7.793429393432" calcext:value-type="float">
            <text:p>567.7934293934</text:p>
          </table:table-cell>
          <table:table-cell office:value-type="float" office:value="0" calcext:value-type="float">
            <text:p>0</text:p>
          </table:table-cell>
          <table:table-cell office:value-type="float" office:value="516.175844903123" calcext:value-type="float">
            <text:p>516.175844903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0072931888507" calcext:value-type="float">
            <text:p>1.0072931889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64.999999999999" calcext:value-type="float">
            <text:p>165</text:p>
          </table:table-cell>
          <table:table-cell office:value-type="float" office:value="519.940412820171" calcext:value-type="float">
            <text:p>519.9404128202</text:p>
          </table:table-cell>
          <table:table-cell office:value-type="float" office:value="0.6" calcext:value-type="float">
            <text:p>0.6</text:p>
          </table:table-cell>
          <table:table-cell office:value-type="float" office:value="0.692857142857143" calcext:value-type="float">
            <text:p>0.6928571429</text:p>
          </table:table-cell>
          <table:table-cell office:value-type="float" office:value="0.412121212121214" calcext:value-type="float">
            <text:p>0.4121212121</text:p>
          </table:table-cell>
          <table:table-cell office:value-type="float" office:value="1.45" calcext:value-type="float">
            <text:p>1.45</text:p>
          </table:table-cell>
          <table:table-cell table:formula="of:=[.H3]/[.E3]" office:value-type="float" office:value="0.328767123287671" calcext:value-type="float">
            <text:p>0.32876712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65.13084709599" calcext:value-type="float">
            <text:p>2365.130847096</text:p>
          </table:table-cell>
          <table:table-cell office:value-type="float" office:value="0" calcext:value-type="float">
            <text:p>0</text:p>
          </table:table-cell>
          <table:table-cell office:value-type="float" office:value="2150.11895190544" calcext:value-type="float">
            <text:p>2150.118951905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226" calcext:value-type="float">
            <text:p>226</text:p>
          </table:table-cell>
          <table:table-cell office:value-type="float" office:value="2150.11895190545" calcext:value-type="float">
            <text:p>2150.1189519055</text:p>
          </table:table-cell>
          <table:table-cell office:value-type="float" office:value="0.817647058823529" calcext:value-type="float">
            <text:p>0.8176470588</text:p>
          </table:table-cell>
          <table:table-cell office:value-type="float" office:value="0.923529411764706" calcext:value-type="float">
            <text:p>0.9235294118</text:p>
          </table:table-cell>
          <table:table-cell office:value-type="float" office:value="0.539823008849557" calcext:value-type="float">
            <text:p>0.5398230088</text:p>
          </table:table-cell>
          <table:table-cell office:value-type="float" office:value="1.66470588235294" calcext:value-type="float">
            <text:p>1.6647058824</text:p>
          </table:table-cell>
          <table:table-cell table:formula="of:=[.H4]/[.E4]"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51.902497907578" calcext:value-type="float">
            <text:p>551.9024979076</text:p>
          </table:table-cell>
          <table:table-cell office:value-type="float" office:value="0" calcext:value-type="float">
            <text:p>0</text:p>
          </table:table-cell>
          <table:table-cell office:value-type="float" office:value="501.729543552347" calcext:value-type="float">
            <text:p>501.729543552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162" calcext:value-type="float">
            <text:p>162</text:p>
          </table:table-cell>
          <table:table-cell office:value-type="float" office:value="501.729543552347" calcext:value-type="float">
            <text:p>501.7295435523</text:p>
          </table:table-cell>
          <table:table-cell office:value-type="float" office:value="0.813333333333333" calcext:value-type="float">
            <text:p>0.8133333333</text:p>
          </table:table-cell>
          <table:table-cell office:value-type="float" office:value="0.92" calcext:value-type="float">
            <text:p>0.92</text:p>
          </table:table-cell>
          <table:table-cell office:value-type="float" office:value="0.530864197530864" calcext:value-type="float">
            <text:p>0.5308641975</text:p>
          </table:table-cell>
          <table:table-cell office:value-type="float" office:value="1.64666666666667" calcext:value-type="float">
            <text:p>1.6466666667</text:p>
          </table:table-cell>
          <table:table-cell table:formula="of:=[.H5]/[.E5]" office:value-type="float" office:value="0.494623655913979" calcext:value-type="float">
            <text:p>0.494623655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24.982379115427" calcext:value-type="float">
            <text:p>424.9823791154</text:p>
          </table:table-cell>
          <table:table-cell office:value-type="float" office:value="0" calcext:value-type="float">
            <text:p>0</text:p>
          </table:table-cell>
          <table:table-cell office:value-type="float" office:value="386.347617377656" calcext:value-type="float">
            <text:p>386.347617377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235" calcext:value-type="float">
            <text:p>235</text:p>
          </table:table-cell>
          <table:table-cell office:value-type="float" office:value="386.347617377656" calcext:value-type="float">
            <text:p>386.3476173777</text:p>
          </table:table-cell>
          <table:table-cell office:value-type="float" office:value="0.8" calcext:value-type="float">
            <text:p>0.8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72340425531915" calcext:value-type="float">
            <text:p>0.4723404255</text:p>
          </table:table-cell>
          <table:table-cell office:value-type="float" office:value="1.84375" calcext:value-type="float">
            <text:p>1.84375</text:p>
          </table:table-cell>
          <table:table-cell table:formula="of:=[.H6]/[.E6]" office:value-type="float" office:value="0.464912280701754" calcext:value-type="float">
            <text:p>0.46491228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26.82416980654" calcext:value-type="float">
            <text:p>3926.8241698065</text:p>
          </table:table-cell>
          <table:table-cell office:value-type="float" office:value="0" calcext:value-type="float">
            <text:p>0</text:p>
          </table:table-cell>
          <table:table-cell office:value-type="float" office:value="3569.84015436957" calcext:value-type="float">
            <text:p>3569.840154369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float" office:value="107" calcext:value-type="float">
            <text:p>107</text:p>
          </table:table-cell>
          <table:table-cell office:value-type="float" office:value="171" calcext:value-type="float">
            <text:p>171</text:p>
          </table:table-cell>
          <table:table-cell office:value-type="float" office:value="3569.84015436957" calcext:value-type="float">
            <text:p>3569.8401543696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0.748538011695906" calcext:value-type="float">
            <text:p>0.7485380117</text:p>
          </table:table-cell>
          <table:table-cell office:value-type="float" office:value="1.72" calcext:value-type="float">
            <text:p>1.72</text:p>
          </table:table-cell>
          <table:table-cell table:formula="of:=[.H7]/[.E7]" office:value-type="float" office:value="0.72" calcext:value-type="float">
            <text:p>0.7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.8766161348094" calcext:value-type="float">
            <text:p>24.8766161348</text:p>
          </table:table-cell>
          <table:table-cell office:value-type="float" office:value="0" calcext:value-type="float">
            <text:p>0</text:p>
          </table:table-cell>
          <table:table-cell office:value-type="float" office:value="22.6151055770938" calcext:value-type="float">
            <text:p>22.615105577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.00000000000002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205" calcext:value-type="float">
            <text:p>205</text:p>
          </table:table-cell>
          <table:table-cell office:value-type="float" office:value="22.6151055770943" calcext:value-type="float">
            <text:p>22.6151055771</text:p>
          </table:table-cell>
          <table:table-cell office:value-type="float" office:value="0.652941176470588" calcext:value-type="float">
            <text:p>0.6529411765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0.531707317073171" calcext:value-type="float">
            <text:p>0.5317073171</text:p>
          </table:table-cell>
          <table:table-cell office:value-type="float" office:value="1.50588235294118" calcext:value-type="float">
            <text:p>1.5058823529</text:p>
          </table:table-cell>
          <table:table-cell table:formula="of:=[.H8]/[.E8]" office:value-type="float" office:value="0.434782608695652" calcext:value-type="float">
            <text:p>0.43478260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7.727091995011" calcext:value-type="float">
            <text:p>227.727091995</text:p>
          </table:table-cell>
          <table:table-cell office:value-type="float" office:value="0" calcext:value-type="float">
            <text:p>0</text:p>
          </table:table-cell>
          <table:table-cell office:value-type="float" office:value="207.024629086377" calcext:value-type="float">
            <text:p>207.024629086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.01869942393672" calcext:value-type="float">
            <text:p>1.0186994239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office:value-type="float" office:value="210.895870391006" calcext:value-type="float">
            <text:p>210.895870391</text:p>
          </table:table-cell>
          <table:table-cell office:value-type="float" office:value="0.613333333333333" calcext:value-type="float">
            <text:p>0.6133333333</text:p>
          </table:table-cell>
          <table:table-cell office:value-type="float" office:value="0.7" calcext:value-type="float">
            <text:p>0.7</text:p>
          </table:table-cell>
          <table:table-cell office:value-type="float" office:value="0.508771929824561" calcext:value-type="float">
            <text:p>0.5087719298</text:p>
          </table:table-cell>
          <table:table-cell office:value-type="float" office:value="1.22" calcext:value-type="float">
            <text:p>1.22</text:p>
          </table:table-cell>
          <table:table-cell table:formula="of:=[.H9]/[.E9]" office:value-type="float" office:value="0.455696202531646" calcext:value-type="float">
            <text:p>0.45569620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.4641464744345" calcext:value-type="float">
            <text:p>31.4641464744</text:p>
          </table:table-cell>
          <table:table-cell office:value-type="float" office:value="0" calcext:value-type="float">
            <text:p>0</text:p>
          </table:table-cell>
          <table:table-cell office:value-type="float" office:value="28.6037695222082" calcext:value-type="float">
            <text:p>28.603769522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6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14" calcext:value-type="float">
            <text:p>214</text:p>
          </table:table-cell>
          <table:table-cell office:value-type="float" office:value="28.603769522208" calcext:value-type="float">
            <text:p>28.6037695222</text:p>
          </table:table-cell>
          <table:table-cell office:value-type="float" office:value="0.526666666666667" calcext:value-type="float">
            <text:p>0.5266666667</text:p>
          </table:table-cell>
          <table:table-cell office:value-type="float" office:value="0.626666666666667" calcext:value-type="float">
            <text:p>0.6266666667</text:p>
          </table:table-cell>
          <table:table-cell office:value-type="float" office:value="0.317757009345794" calcext:value-type="float">
            <text:p>0.3177570093</text:p>
          </table:table-cell>
          <table:table-cell office:value-type="float" office:value="1.64666666666667" calcext:value-type="float">
            <text:p>1.6466666667</text:p>
          </table:table-cell>
          <table:table-cell table:formula="of:=[.H10]/[.E10]" office:value-type="float" office:value="0.260869565217391" calcext:value-type="float">
            <text:p>0.26086956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06.0959415381" calcext:value-type="float">
            <text:p>2306.0959415381</text:p>
          </table:table-cell>
          <table:table-cell office:value-type="float" office:value="0" calcext:value-type="float">
            <text:p>0</text:p>
          </table:table-cell>
          <table:table-cell office:value-type="float" office:value="2109.60200945002" calcext:value-type="float">
            <text:p>2109.6020094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float" office:value="2109.60200945002" calcext:value-type="float">
            <text:p>2109.60200945</text:p>
          </table:table-cell>
          <table:table-cell office:value-type="float" office:value="0.6" calcext:value-type="float">
            <text:p>0.6</text:p>
          </table:table-cell>
          <table:table-cell office:value-type="float" office:value="0.728571428571429" calcext:value-type="float">
            <text:p>0.7285714286</text:p>
          </table:table-cell>
          <table:table-cell office:value-type="float" office:value="0.49557522123894" calcext:value-type="float">
            <text:p>0.4955752212</text:p>
          </table:table-cell>
          <table:table-cell office:value-type="float" office:value="1.26428571428571" calcext:value-type="float">
            <text:p>1.2642857143</text:p>
          </table:table-cell>
          <table:table-cell table:formula="of:=[.H11]/[.E11]" office:value-type="float" office:value="0.387096774193548" calcext:value-type="float">
            <text:p>0.38709677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56.26162281" calcext:value-type="float">
            <text:p>1956.26162281</text:p>
          </table:table-cell>
          <table:table-cell office:value-type="float" office:value="0" calcext:value-type="float">
            <text:p>0</text:p>
          </table:table-cell>
          <table:table-cell office:value-type="float" office:value="1778.4196571" calcext:value-type="float">
            <text:p>1778.419657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156" calcext:value-type="float">
            <text:p>156</text:p>
          </table:table-cell>
          <table:table-cell office:value-type="float" office:value="217" calcext:value-type="float">
            <text:p>217</text:p>
          </table:table-cell>
          <table:table-cell office:value-type="float" office:value="1778.4196571" calcext:value-type="float">
            <text:p>1778.4196571</text:p>
          </table:table-cell>
          <table:table-cell office:value-type="float" office:value="1.325" calcext:value-type="float">
            <text:p>1.325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0.852534562211981" calcext:value-type="float">
            <text:p>0.8525345622</text:p>
          </table:table-cell>
          <table:table-cell office:value-type="float" office:value="1.70625" calcext:value-type="float">
            <text:p>1.70625</text:p>
          </table:table-cell>
          <table:table-cell table:formula="of:=[.H12]/[.E12]" office:value-type="float" office:value="0.805825242718447" calcext:value-type="float">
            <text:p>0.80582524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25.08207060284" calcext:value-type="float">
            <text:p>1225.0820706028</text:p>
          </table:table-cell>
          <table:table-cell office:value-type="float" office:value="0" calcext:value-type="float">
            <text:p>0</text:p>
          </table:table-cell>
          <table:table-cell office:value-type="float" office:value="1113.7109732753" calcext:value-type="float">
            <text:p>1113.7109732753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265" calcext:value-type="float">
            <text:p>265</text:p>
          </table:table-cell>
          <table:table-cell office:value-type="float" office:value="1113.7109732753" calcext:value-type="float">
            <text:p>1113.7109732753</text:p>
          </table:table-cell>
          <table:table-cell office:value-type="float" office:value="1.01176470588235" calcext:value-type="float">
            <text:p>1.0117647059</text:p>
          </table:table-cell>
          <table:table-cell office:value-type="float" office:value="1.18235294117647" calcext:value-type="float">
            <text:p>1.1823529412</text:p>
          </table:table-cell>
          <table:table-cell office:value-type="float" office:value="0.70188679245283" calcext:value-type="float">
            <text:p>0.7018867925</text:p>
          </table:table-cell>
          <table:table-cell office:value-type="float" office:value="1.65294117647059" calcext:value-type="float">
            <text:p>1.6529411765</text:p>
          </table:table-cell>
          <table:table-cell table:formula="of:=[.H13]/[.E13]" office:value-type="float" office:value="0.656488549618321" calcext:value-type="float">
            <text:p>0.65648854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9.324285927371" calcext:value-type="float">
            <text:p>859.3242859274</text:p>
          </table:table-cell>
          <table:table-cell office:value-type="float" office:value="0" calcext:value-type="float">
            <text:p>0</text:p>
          </table:table-cell>
          <table:table-cell office:value-type="float" office:value="781.203896297603" calcext:value-type="float">
            <text:p>781.203896297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76" calcext:value-type="float">
            <text:p>176</text:p>
          </table:table-cell>
          <table:table-cell office:value-type="float" office:value="781.203896297604" calcext:value-type="float">
            <text:p>781.2038962976</text:p>
          </table:table-cell>
          <table:table-cell office:value-type="float" office:value="0.86" calcext:value-type="float">
            <text:p>0.86</text:p>
          </table:table-cell>
          <table:table-cell office:value-type="float" office:value="0.953333333333333" calcext:value-type="float">
            <text:p>0.95333333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1.28" calcext:value-type="float">
            <text:p>1.28</text:p>
          </table:table-cell>
          <table:table-cell table:formula="of:=[.H14]/[.E14]" office:value-type="float" office:value="0.662337662337662" calcext:value-type="float">
            <text:p>0.66233766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9.803434604071" calcext:value-type="float">
            <text:p>189.8034346041</text:p>
          </table:table-cell>
          <table:table-cell office:value-type="float" office:value="0" calcext:value-type="float">
            <text:p>0</text:p>
          </table:table-cell>
          <table:table-cell office:value-type="float" office:value="172.548576912799" calcext:value-type="float">
            <text:p>172.548576912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office:value-type="float" office:value="197" calcext:value-type="float">
            <text:p>197</text:p>
          </table:table-cell>
          <table:table-cell office:value-type="float" office:value="172.548576912799" calcext:value-type="float">
            <text:p>172.5485769128</text:p>
          </table:table-cell>
          <table:table-cell office:value-type="float" office:value="0.835714285714286" calcext:value-type="float">
            <text:p>0.8357142857</text:p>
          </table:table-cell>
          <table:table-cell office:value-type="float" office:value="1" calcext:value-type="float">
            <text:p>1</text:p>
          </table:table-cell>
          <table:table-cell office:value-type="float" office:value="0.624365482233503" calcext:value-type="float">
            <text:p>0.6243654822</text:p>
          </table:table-cell>
          <table:table-cell office:value-type="float" office:value="1.54285714285714" calcext:value-type="float">
            <text:p>1.5428571429</text:p>
          </table:table-cell>
          <table:table-cell table:formula="of:=[.H15]/[.E15]"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7.01253960318" calcext:value-type="float">
            <text:p>907.0125396032</text:p>
          </table:table-cell>
          <table:table-cell office:value-type="float" office:value="0" calcext:value-type="float">
            <text:p>0</text:p>
          </table:table-cell>
          <table:table-cell office:value-type="float" office:value="824.556854184707" calcext:value-type="float">
            <text:p>824.556854184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71" calcext:value-type="float">
            <text:p>171</text:p>
          </table:table-cell>
          <table:table-cell office:value-type="float" office:value="67" calcext:value-type="float">
            <text:p>67</text:p>
          </table:table-cell>
          <table:table-cell office:value-type="float" office:value="144" calcext:value-type="float">
            <text:p>144</text:p>
          </table:table-cell>
          <table:table-cell office:value-type="float" office:value="228" calcext:value-type="float">
            <text:p>228</text:p>
          </table:table-cell>
          <table:table-cell office:value-type="float" office:value="824.556854184707" calcext:value-type="float">
            <text:p>824.5568541847</text:p>
          </table:table-cell>
          <table:table-cell office:value-type="float" office:value="1.05625" calcext:value-type="float">
            <text:p>1.05625</text:p>
          </table:table-cell>
          <table:table-cell office:value-type="float" office:value="1.275" calcext:value-type="float">
            <text:p>1.275</text:p>
          </table:table-cell>
          <table:table-cell office:value-type="float" office:value="0.75" calcext:value-type="float">
            <text:p>0.75</text:p>
          </table:table-cell>
          <table:table-cell office:value-type="float" office:value="1.7625" calcext:value-type="float">
            <text:p>1.7625</text:p>
          </table:table-cell>
          <table:table-cell table:formula="of:=[.H16]/[.E16]" office:value-type="float" office:value="0.741379310344828" calcext:value-type="float">
            <text:p>0.74137931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422.5642578357" calcext:value-type="float">
            <text:p>16422.5642578357</text:p>
          </table:table-cell>
          <table:table-cell office:value-type="float" office:value="0" calcext:value-type="float">
            <text:p>0</text:p>
          </table:table-cell>
          <table:table-cell office:value-type="float" office:value="14929.6038707597" calcext:value-type="float">
            <text:p>14929.603870759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00115118977518" calcext:value-type="float">
            <text:p>1.0011511898</text:p>
          </table:table-cell>
          <table:table-cell office:value-type="float" office:value="65" calcext:value-type="float">
            <text:p>65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238" calcext:value-type="float">
            <text:p>238</text:p>
          </table:table-cell>
          <table:table-cell office:value-type="float" office:value="14946.7906780832" calcext:value-type="float">
            <text:p>14946.7906780832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1.0375" calcext:value-type="float">
            <text:p>1.0375</text:p>
          </table:table-cell>
          <table:table-cell office:value-type="float" office:value="0.621848739495798" calcext:value-type="float">
            <text:p>0.6218487395</text:p>
          </table:table-cell>
          <table:table-cell office:value-type="float" office:value="1.70625" calcext:value-type="float">
            <text:p>1.70625</text:p>
          </table:table-cell>
          <table:table-cell table:formula="of:=[.H17]/[.E17]" office:value-type="float" office:value="0.575221238938053" calcext:value-type="float">
            <text:p>0.57522123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56.29451183873" calcext:value-type="float">
            <text:p>2056.2945118387</text:p>
          </table:table-cell>
          <table:table-cell office:value-type="float" office:value="0" calcext:value-type="float">
            <text:p>0</text:p>
          </table:table-cell>
          <table:table-cell office:value-type="float" office:value="1869.35864712613" calcext:value-type="float">
            <text:p>1869.358647126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office:value-type="float" office:value="1869.35864712613" calcext:value-type="float">
            <text:p>1869.3586471261</text:p>
          </table:table-cell>
          <table:table-cell office:value-type="float" office:value="0.946666666666667" calcext:value-type="float">
            <text:p>0.9466666667</text:p>
          </table:table-cell>
          <table:table-cell office:value-type="float" office:value="1.06666666666667" calcext:value-type="float">
            <text:p>1.0666666667</text:p>
          </table:table-cell>
          <table:table-cell office:value-type="float" office:value="0.716666666666667" calcext:value-type="float">
            <text:p>0.7166666667</text:p>
          </table:table-cell>
          <table:table-cell office:value-type="float" office:value="1.43333333333333" calcext:value-type="float">
            <text:p>1.4333333333</text:p>
          </table:table-cell>
          <table:table-cell table:formula="of:=[.H18]/[.E18]" office:value-type="float" office:value="0.666666666666667" calcext:value-type="float">
            <text:p>0.66666666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01.33550301678" calcext:value-type="float">
            <text:p>1101.3355030168</text:p>
          </table:table-cell>
          <table:table-cell office:value-type="float" office:value="0" calcext:value-type="float">
            <text:p>0</text:p>
          </table:table-cell>
          <table:table-cell office:value-type="float" office:value="1001.21409365161" calcext:value-type="float">
            <text:p>1001.214093651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1001.21409365161" calcext:value-type="float">
            <text:p>1001.2140936516</text:p>
          </table:table-cell>
          <table:table-cell office:value-type="float" office:value="0.88" calcext:value-type="float">
            <text:p>0.88</text:p>
          </table:table-cell>
          <table:table-cell office:value-type="float" office:value="1.08" calcext:value-type="float">
            <text:p>1.08</text:p>
          </table:table-cell>
          <table:table-cell office:value-type="float" office:value="0.6" calcext:value-type="float">
            <text:p>0.6</text:p>
          </table:table-cell>
          <table:table-cell office:value-type="float" office:value="1.80666666666667" calcext:value-type="float">
            <text:p>1.8066666667</text:p>
          </table:table-cell>
          <table:table-cell table:formula="of:=[.H19]/[.E19]" office:value-type="float" office:value="0.522522522522523" calcext:value-type="float">
            <text:p>0.52252252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82.30938075868" calcext:value-type="float">
            <text:p>8282.3093807587</text:p>
          </table:table-cell>
          <table:table-cell office:value-type="float" office:value="0" calcext:value-type="float">
            <text:p>0</text:p>
          </table:table-cell>
          <table:table-cell office:value-type="float" office:value="7529.37216432608" calcext:value-type="float">
            <text:p>7529.372164326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.02602623570305" calcext:value-type="float">
            <text:p>1.0260262357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7725.33337897078" calcext:value-type="float">
            <text:p>7725.3333789708</text:p>
          </table:table-cell>
          <table:table-cell office:value-type="float" office:value="1.01176470588235" calcext:value-type="float">
            <text:p>1.0117647059</text:p>
          </table:table-cell>
          <table:table-cell office:value-type="float" office:value="1.18823529411765" calcext:value-type="float">
            <text:p>1.1882352941</text:p>
          </table:table-cell>
          <table:table-cell office:value-type="float" office:value="0.67741935483871" calcext:value-type="float">
            <text:p>0.6774193548</text:p>
          </table:table-cell>
          <table:table-cell office:value-type="float" office:value="1.65294117647059" calcext:value-type="float">
            <text:p>1.6529411765</text:p>
          </table:table-cell>
          <table:table-cell table:formula="of:=[.H20]/[.E20]" office:value-type="float" office:value="0.648854961832061" calcext:value-type="float">
            <text:p>0.648854961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0.771834770477" calcext:value-type="float">
            <text:p>810.7718347705</text:p>
          </table:table-cell>
          <table:table-cell office:value-type="float" office:value="0" calcext:value-type="float">
            <text:p>0</text:p>
          </table:table-cell>
          <table:table-cell office:value-type="float" office:value="737.065304336806" calcext:value-type="float">
            <text:p>737.065304336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01582833575587" calcext:value-type="float">
            <text:p>1.0158283358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58" calcext:value-type="float">
            <text:p>158</text:p>
          </table:table-cell>
          <table:table-cell office:value-type="float" office:value="748.731821447851" calcext:value-type="float">
            <text:p>748.7318214479</text:p>
          </table:table-cell>
          <table:table-cell office:value-type="float" office:value="0.56" calcext:value-type="float">
            <text:p>0.56</text:p>
          </table:table-cell>
          <table:table-cell office:value-type="float" office:value="0.66" calcext:value-type="float">
            <text:p>0.66</text:p>
          </table:table-cell>
          <table:table-cell office:value-type="float" office:value="0.468354430379747" calcext:value-type="float">
            <text:p>0.4683544304</text:p>
          </table:table-cell>
          <table:table-cell office:value-type="float" office:value="1.3" calcext:value-type="float">
            <text:p>1.3</text:p>
          </table:table-cell>
          <table:table-cell table:formula="of:=[.H21]/[.E21]"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58.71808294032" calcext:value-type="float">
            <text:p>3158.7180829403</text:p>
          </table:table-cell>
          <table:table-cell office:value-type="float" office:value="0" calcext:value-type="float">
            <text:p>0</text:p>
          </table:table-cell>
          <table:table-cell office:value-type="float" office:value="2871.56189358212" calcext:value-type="float">
            <text:p>2871.561893582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.0098740059863" calcext:value-type="float">
            <text:p>1.009874006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244" calcext:value-type="float">
            <text:p>244</text:p>
          </table:table-cell>
          <table:table-cell office:value-type="float" office:value="2899.91571290939" calcext:value-type="float">
            <text:p>2899.9157129094</text:p>
          </table:table-cell>
          <table:table-cell office:value-type="float" office:value="0.88" calcext:value-type="float">
            <text:p>0.88</text:p>
          </table:table-cell>
          <table:table-cell office:value-type="float" office:value="1.00666666666667" calcext:value-type="float">
            <text:p>1.0066666667</text:p>
          </table:table-cell>
          <table:table-cell office:value-type="float" office:value="0.573770491803279" calcext:value-type="float">
            <text:p>0.5737704918</text:p>
          </table:table-cell>
          <table:table-cell office:value-type="float" office:value="1.65333333333333" calcext:value-type="float">
            <text:p>1.6533333333</text:p>
          </table:table-cell>
          <table:table-cell table:formula="of:=[.H22]/[.E22]" office:value-type="float" office:value="0.538461538461538" calcext:value-type="float">
            <text:p>0.53846153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65.988653097811" calcext:value-type="float">
            <text:p>965.9886530978</text:p>
          </table:table-cell>
          <table:table-cell office:value-type="float" office:value="0" calcext:value-type="float">
            <text:p>0</text:p>
          </table:table-cell>
          <table:table-cell office:value-type="float" office:value="878.171502816195" calcext:value-type="float">
            <text:p>878.171502816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168" calcext:value-type="float">
            <text:p>168</text:p>
          </table:table-cell>
          <table:table-cell office:value-type="float" office:value="878.171502816195" calcext:value-type="float">
            <text:p>878.1715028162</text:p>
          </table:table-cell>
          <table:table-cell office:value-type="float" office:value="0.771428571428571" calcext:value-type="float">
            <text:p>0.7714285714</text:p>
          </table:table-cell>
          <table:table-cell office:value-type="float" office:value="0.9" calcext:value-type="float">
            <text:p>0.9</text:p>
          </table:table-cell>
          <table:table-cell office:value-type="float" office:value="0.696428571428571" calcext:value-type="float">
            <text:p>0.6964285714</text:p>
          </table:table-cell>
          <table:table-cell office:value-type="float" office:value="1.29285714285714" calcext:value-type="float">
            <text:p>1.2928571429</text:p>
          </table:table-cell>
          <table:table-cell table:formula="of:=[.H23]/[.E23]" office:value-type="float" office:value="0.676470588235294" calcext:value-type="float">
            <text:p>0.67647058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42.296093208175" calcext:value-type="float">
            <text:p>742.2960932082</text:p>
          </table:table-cell>
          <table:table-cell office:value-type="float" office:value="0" calcext:value-type="float">
            <text:p>0</text:p>
          </table:table-cell>
          <table:table-cell office:value-type="float" office:value="674.814630189257" calcext:value-type="float">
            <text:p>674.8146301893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float" office:value="235" calcext:value-type="float">
            <text:p>235</text:p>
          </table:table-cell>
          <table:table-cell office:value-type="float" office:value="674.814630189257" calcext:value-type="float">
            <text:p>674.8146301893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1.10625" calcext:value-type="float">
            <text:p>1.10625</text:p>
          </table:table-cell>
          <table:table-cell office:value-type="float" office:value="0.668085106382979" calcext:value-type="float">
            <text:p>0.6680851064</text:p>
          </table:table-cell>
          <table:table-cell office:value-type="float" office:value="1.66875" calcext:value-type="float">
            <text:p>1.66875</text:p>
          </table:table-cell>
          <table:table-cell table:formula="of:=[.H24]/[.E24]" office:value-type="float" office:value="0.646551724137931" calcext:value-type="float">
            <text:p>0.64655172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682.07210589721" calcext:value-type="float">
            <text:p>7682.0721058972</text:p>
          </table:table-cell>
          <table:table-cell office:value-type="float" office:value="0" calcext:value-type="float">
            <text:p>0</text:p>
          </table:table-cell>
          <table:table-cell office:value-type="float" office:value="6983.70191445201" calcext:value-type="float">
            <text:p>6983.70191445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02320101631885" calcext:value-type="float">
            <text:p>1.0232010163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194" calcext:value-type="float">
            <text:p>194</text:p>
          </table:table-cell>
          <table:table-cell office:value-type="float" office:value="7145.73089653521" calcext:value-type="float">
            <text:p>7145.7308965352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54639175257732" calcext:value-type="float">
            <text:p>0.5463917526</text:p>
          </table:table-cell>
          <table:table-cell office:value-type="float" office:value="1.575" calcext:value-type="float">
            <text:p>1.575</text:p>
          </table:table-cell>
          <table:table-cell table:formula="of:=[.H25]/[.E25]" office:value-type="float" office:value="0.45" calcext:value-type="float">
            <text:p>0.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49.69114958314" calcext:value-type="float">
            <text:p>4049.6911495831</text:p>
          </table:table-cell>
          <table:table-cell office:value-type="float" office:value="0" calcext:value-type="float">
            <text:p>0</text:p>
          </table:table-cell>
          <table:table-cell office:value-type="float" office:value="3681.53740871194" calcext:value-type="float">
            <text:p>3681.537408711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.0189575884344" calcext:value-type="float">
            <text:p>1.0189575884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235" calcext:value-type="float">
            <text:p>235</text:p>
          </table:table-cell>
          <table:table-cell office:value-type="float" office:value="3751.33047971214" calcext:value-type="float">
            <text:p>3751.3304797121</text:p>
          </table:table-cell>
          <table:table-cell office:value-type="float" office:value="0.847058823529412" calcext:value-type="float">
            <text:p>0.8470588235</text:p>
          </table:table-cell>
          <table:table-cell office:value-type="float" office:value="0.98235294117647" calcext:value-type="float">
            <text:p>0.9823529412</text:p>
          </table:table-cell>
          <table:table-cell office:value-type="float" office:value="0.574468085106383" calcext:value-type="float">
            <text:p>0.5744680851</text:p>
          </table:table-cell>
          <table:table-cell office:value-type="float" office:value="1.54117647058824" calcext:value-type="float">
            <text:p>1.5411764706</text:p>
          </table:table-cell>
          <table:table-cell table:formula="of:=[.H26]/[.E26]" office:value-type="float" office:value="0.564516129032258" calcext:value-type="float">
            <text:p>0.5645161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2.852876877047" calcext:value-type="float">
            <text:p>292.852876877</text:p>
          </table:table-cell>
          <table:table-cell office:value-type="float" office:value="0" calcext:value-type="float">
            <text:p>0</text:p>
          </table:table-cell>
          <table:table-cell office:value-type="float" office:value="266.229888070038" calcext:value-type="float">
            <text:p>266.22988807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174" calcext:value-type="float">
            <text:p>174</text:p>
          </table:table-cell>
          <table:table-cell office:value-type="float" office:value="266.229888070038" calcext:value-type="float">
            <text:p>266.22988807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1.1375" calcext:value-type="float">
            <text:p>1.1375</text:p>
          </table:table-cell>
          <table:table-cell office:value-type="float" office:value="0.67816091954023" calcext:value-type="float">
            <text:p>0.6781609195</text:p>
          </table:table-cell>
          <table:table-cell office:value-type="float" office:value="1.64375" calcext:value-type="float">
            <text:p>1.64375</text:p>
          </table:table-cell>
          <table:table-cell table:formula="of:=[.H27]/[.E27]" office:value-type="float" office:value="0.663366336633663" calcext:value-type="float">
            <text:p>0.66336633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9.500223245242" calcext:value-type="float">
            <text:p>379.5002232452</text:p>
          </table:table-cell>
          <table:table-cell office:value-type="float" office:value="0" calcext:value-type="float">
            <text:p>0</text:p>
          </table:table-cell>
          <table:table-cell office:value-type="float" office:value="345.000202950228" calcext:value-type="float">
            <text:p>345.000202950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46" calcext:value-type="float">
            <text:p>146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office:value-type="float" office:value="324" calcext:value-type="float">
            <text:p>324</text:p>
          </table:table-cell>
          <table:table-cell office:value-type="float" office:value="345.000202950228" calcext:value-type="float">
            <text:p>345.0002029502</text:p>
          </table:table-cell>
          <table:table-cell office:value-type="float" office:value="0.782352941176471" calcext:value-type="float">
            <text:p>0.7823529412</text:p>
          </table:table-cell>
          <table:table-cell office:value-type="float" office:value="0.870588235294118" calcext:value-type="float">
            <text:p>0.8705882353</text:p>
          </table:table-cell>
          <table:table-cell office:value-type="float" office:value="0.450617283950617" calcext:value-type="float">
            <text:p>0.450617284</text:p>
          </table:table-cell>
          <table:table-cell office:value-type="float" office:value="1.81176470588235" calcext:value-type="float">
            <text:p>1.8117647059</text:p>
          </table:table-cell>
          <table:table-cell table:formula="of:=[.H28]/[.E28]" office:value-type="float" office:value="0.388489208633094" calcext:value-type="float">
            <text:p>0.38848920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4.311606314189" calcext:value-type="float">
            <text:p>924.3116063142</text:p>
          </table:table-cell>
          <table:table-cell office:value-type="float" office:value="0" calcext:value-type="float">
            <text:p>0</text:p>
          </table:table-cell>
          <table:table-cell office:value-type="float" office:value="840.283278467444" calcext:value-type="float">
            <text:p>840.283278467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276" calcext:value-type="float">
            <text:p>276</text:p>
          </table:table-cell>
          <table:table-cell office:value-type="float" office:value="840.283278467444" calcext:value-type="float">
            <text:p>840.2832784674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67391304347826" calcext:value-type="float">
            <text:p>0.4673913043</text:p>
          </table:table-cell>
          <table:table-cell office:value-type="float" office:value="1.69375" calcext:value-type="float">
            <text:p>1.69375</text:p>
          </table:table-cell>
          <table:table-cell table:formula="of:=[.H29]/[.E29]" office:value-type="float" office:value="0.413793103448276" calcext:value-type="float">
            <text:p>0.41379310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65.28133498875" calcext:value-type="float">
            <text:p>1065.2813349888</text:p>
          </table:table-cell>
          <table:table-cell office:value-type="float" office:value="0" calcext:value-type="float">
            <text:p>0</text:p>
          </table:table-cell>
          <table:table-cell office:value-type="float" office:value="968.437577262496" calcext:value-type="float">
            <text:p>968.437577262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office:value-type="float" office:value="968.437577262497" calcext:value-type="float">
            <text:p>968.4375772625</text:p>
          </table:table-cell>
          <table:table-cell office:value-type="float" office:value="0.95" calcext:value-type="float">
            <text:p>0.95</text:p>
          </table:table-cell>
          <table:table-cell office:value-type="float" office:value="1.08125" calcext:value-type="float">
            <text:p>1.08125</text:p>
          </table:table-cell>
          <table:table-cell office:value-type="float" office:value="0.720496894409938" calcext:value-type="float">
            <text:p>0.7204968944</text:p>
          </table:table-cell>
          <table:table-cell office:value-type="float" office:value="1.475" calcext:value-type="float">
            <text:p>1.475</text:p>
          </table:table-cell>
          <table:table-cell table:formula="of:=[.H30]/[.E30]" office:value-type="float" office:value="0.729166666666667" calcext:value-type="float">
            <text:p>0.72916666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6.516311551058" calcext:value-type="float">
            <text:p>356.5163115511</text:p>
          </table:table-cell>
          <table:table-cell office:value-type="float" office:value="0" calcext:value-type="float">
            <text:p>0</text:p>
          </table:table-cell>
          <table:table-cell office:value-type="float" office:value="324.105737773694" calcext:value-type="float">
            <text:p>324.105737773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220" calcext:value-type="float">
            <text:p>220</text:p>
          </table:table-cell>
          <table:table-cell office:value-type="float" office:value="324.105737773694" calcext:value-type="float">
            <text:p>324.1057377737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86" calcext:value-type="float">
            <text:p>0.86</text:p>
          </table:table-cell>
          <table:table-cell office:value-type="float" office:value="0.522727272727273" calcext:value-type="float">
            <text:p>0.5227272727</text:p>
          </table:table-cell>
          <table:table-cell office:value-type="float" office:value="1.64666666666667" calcext:value-type="float">
            <text:p>1.6466666667</text:p>
          </table:table-cell>
          <table:table-cell table:formula="of:=[.H31]/[.E31]" office:value-type="float" office:value="0.432989690721649" calcext:value-type="float">
            <text:p>0.43298969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21.3263061114" calcext:value-type="float">
            <text:p>2821.3263061114</text:p>
          </table:table-cell>
          <table:table-cell office:value-type="float" office:value="0" calcext:value-type="float">
            <text:p>0</text:p>
          </table:table-cell>
          <table:table-cell office:value-type="float" office:value="2564.84209646491" calcext:value-type="float">
            <text:p>2564.8420964649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.00877448796434" calcext:value-type="float">
            <text:p>1.008774488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63" calcext:value-type="float">
            <text:p>263</text:p>
          </table:table-cell>
          <table:table-cell office:value-type="float" office:value="2587.34727257078" calcext:value-type="float">
            <text:p>2587.3472725708</text:p>
          </table:table-cell>
          <table:table-cell office:value-type="float" office:value="1.04117647058824" calcext:value-type="float">
            <text:p>1.0411764706</text:p>
          </table:table-cell>
          <table:table-cell office:value-type="float" office:value="1.18235294117647" calcext:value-type="float">
            <text:p>1.1823529412</text:p>
          </table:table-cell>
          <table:table-cell office:value-type="float" office:value="0.684410646387833" calcext:value-type="float">
            <text:p>0.6844106464</text:p>
          </table:table-cell>
          <table:table-cell office:value-type="float" office:value="1.64117647058824" calcext:value-type="float">
            <text:p>1.6411764706</text:p>
          </table:table-cell>
          <table:table-cell table:formula="of:=[.H32]/[.E32]" office:value-type="float" office:value="0.666666666666667" calcext:value-type="float">
            <text:p>0.66666666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79.3981361261" calcext:value-type="float">
            <text:p>2979.3981361261</text:p>
          </table:table-cell>
          <table:table-cell office:value-type="float" office:value="0" calcext:value-type="float">
            <text:p>0</text:p>
          </table:table-cell>
          <table:table-cell office:value-type="float" office:value="2708.54376011464" calcext:value-type="float">
            <text:p>2708.543760114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8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299" calcext:value-type="float">
            <text:p>299</text:p>
          </table:table-cell>
          <table:table-cell office:value-type="float" office:value="2708.54376011463" calcext:value-type="float">
            <text:p>2708.5437601146</text:p>
          </table:table-cell>
          <table:table-cell office:value-type="float" office:value="0.98235294117647" calcext:value-type="float">
            <text:p>0.9823529412</text:p>
          </table:table-cell>
          <table:table-cell office:value-type="float" office:value="1.12941176470588" calcext:value-type="float">
            <text:p>1.1294117647</text:p>
          </table:table-cell>
          <table:table-cell office:value-type="float" office:value="0.662207357859532" calcext:value-type="float">
            <text:p>0.6622073579</text:p>
          </table:table-cell>
          <table:table-cell office:value-type="float" office:value="1.62352941176471" calcext:value-type="float">
            <text:p>1.6235294118</text:p>
          </table:table-cell>
          <table:table-cell table:formula="of:=[.H33]/[.E33]" office:value-type="float" office:value="0.618320610687023" calcext:value-type="float">
            <text:p>0.61832061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68.84554246839" calcext:value-type="float">
            <text:p>1968.8455424684</text:p>
          </table:table-cell>
          <table:table-cell office:value-type="float" office:value="0" calcext:value-type="float">
            <text:p>0</text:p>
          </table:table-cell>
          <table:table-cell office:value-type="float" office:value="1789.85958406217" calcext:value-type="float">
            <text:p>1789.859584062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175" calcext:value-type="float">
            <text:p>175</text:p>
          </table:table-cell>
          <table:table-cell office:value-type="float" office:value="1789.85958406217" calcext:value-type="float">
            <text:p>1789.8595840622</text:p>
          </table:table-cell>
          <table:table-cell office:value-type="float" office:value="0.9" calcext:value-type="float">
            <text:p>0.9</text:p>
          </table:table-cell>
          <table:table-cell office:value-type="float" office:value="1.05" calcext:value-type="float">
            <text:p>1.05</text:p>
          </table:table-cell>
          <table:table-cell office:value-type="float" office:value="0.674285714285714" calcext:value-type="float">
            <text:p>0.6742857143</text:p>
          </table:table-cell>
          <table:table-cell office:value-type="float" office:value="1.49285714285714" calcext:value-type="float">
            <text:p>1.4928571429</text:p>
          </table:table-cell>
          <table:table-cell table:formula="of:=[.H34]/[.E34]" office:value-type="float" office:value="0.63855421686747" calcext:value-type="float">
            <text:p>0.6385542169</text:p>
          </table:table-cell>
        </table:table-row>
        <table:table-row table:style-name="ro2">
          <table:table-cell table:style-name="ce1" table:formula="of:=AVERAGE([.A2:.A34])" office:value-type="float" office:value="0" calcext:value-type="float">
            <text:p>0</text:p>
          </table:table-cell>
          <table:table-cell table:style-name="ce1" table:formula="of:=AVERAGE([.B2:.B34])" office:value-type="float" office:value="2184.74743589645" calcext:value-type="float">
            <text:p>2184.7474358965</text:p>
          </table:table-cell>
          <table:table-cell table:style-name="ce1" table:formula="of:=AVERAGE([.C2:.C34])" office:value-type="float" office:value="0" calcext:value-type="float">
            <text:p>0</text:p>
          </table:table-cell>
          <table:table-cell table:style-name="ce1" table:formula="of:=AVERAGE([.D2:.D34])" office:value-type="float" office:value="1986.53255243636" calcext:value-type="float">
            <text:p>1986.5325524364</text:p>
          </table:table-cell>
          <table:table-cell table:style-name="ce1" table:formula="of:=AVERAGE([.E2:.E34])" office:value-type="float" office:value="103.181818181818" calcext:value-type="float">
            <text:p>103.1818181818</text:p>
          </table:table-cell>
          <table:table-cell table:style-name="ce1" table:formula="of:=AVERAGE([.F2:.F34])" office:value-type="float" office:value="0" calcext:value-type="float">
            <text:p>0</text:p>
          </table:table-cell>
          <table:table-cell table:style-name="ce2" table:formula="of:=AVERAGE([.G2:.G34])" office:value-type="float" office:value="1.0039334991735" calcext:value-type="float">
            <text:p>1.0039334992</text:p>
          </table:table-cell>
          <table:table-cell table:style-name="ce1" table:formula="of:=AVERAGE([.H2:.H34])" office:value-type="float" office:value="57.7575757575758" calcext:value-type="float">
            <text:p>57.7575757576</text:p>
          </table:table-cell>
          <table:table-cell table:style-name="ce1" table:formula="of:=AVERAGE([.I2:.I34])" office:value-type="float" office:value="127.969696969697" calcext:value-type="float">
            <text:p>127.9696969697</text:p>
          </table:table-cell>
          <table:table-cell table:style-name="ce1" table:formula="of:=AVERAGE([.J2:.J34])" office:value-type="float" office:value="46.3939393939394" calcext:value-type="float">
            <text:p>46.3939393939</text:p>
          </table:table-cell>
          <table:table-cell table:style-name="ce1" table:formula="of:=AVERAGE([.K2:.K34])" office:value-type="float" office:value="107.363636363636" calcext:value-type="float">
            <text:p>107.3636363636</text:p>
          </table:table-cell>
          <table:table-cell table:style-name="ce1" table:formula="of:=AVERAGE([.L2:.L34])" office:value-type="float" office:value="213.454545454545" calcext:value-type="float">
            <text:p>213.4545454545</text:p>
          </table:table-cell>
          <table:table-cell table:style-name="ce1" table:formula="of:=AVERAGE([.M2:.M34])" office:value-type="float" office:value="2002.14259476416" calcext:value-type="float">
            <text:p>2002.1425947642</text:p>
          </table:table-cell>
          <table:table-cell table:style-name="ce1" table:formula="of:=AVERAGE([.N2:.N34])" office:value-type="float" office:value="0.85123323571853" calcext:value-type="float">
            <text:p>0.8512332357</text:p>
          </table:table-cell>
          <table:table-cell table:style-name="ce1" table:formula="of:=AVERAGE([.O2:.O34])" office:value-type="float" office:value="0.987274424921484" calcext:value-type="float">
            <text:p>0.9872744249</text:p>
          </table:table-cell>
          <table:table-cell table:style-name="ce2" table:formula="of:=AVERAGE([.P2:.P34])" office:value-type="float" office:value="0.59974993854656" calcext:value-type="float">
            <text:p>0.5997499385</text:p>
          </table:table-cell>
          <table:table-cell table:style-name="ce1" table:formula="of:=AVERAGE([.Q2:.Q34])" office:value-type="float" office:value="1.58272769713946" calcext:value-type="float">
            <text:p>1.5827276971</text:p>
          </table:table-cell>
          <table:table-cell table:style-name="ce1" table:formula="of:=AVERAGE([.R2:.R34])" office:value-type="float" office:value="0.555364674441347" calcext:value-type="float">
            <text:p>0.5553646744</text:p>
          </table:table-cell>
        </table:table-row>
        <table:table-row table:style-name="ro2">
          <table:table-cell table:style-name="ce1" table:formula="of:=STDEV([.A2:.A34])" office:value-type="float" office:value="0" calcext:value-type="float">
            <text:p>0</text:p>
          </table:table-cell>
          <table:table-cell table:style-name="ce1" table:formula="of:=STDEV([.B2:.B34])" office:value-type="float" office:value="3216.94153395645" calcext:value-type="float">
            <text:p>3216.9415339565</text:p>
          </table:table-cell>
          <table:table-cell table:style-name="ce1" table:formula="of:=STDEV([.C2:.C34])" office:value-type="float" office:value="0" calcext:value-type="float">
            <text:p>0</text:p>
          </table:table-cell>
          <table:table-cell table:style-name="ce1" table:formula="of:=STDEV([.D2:.D34])" office:value-type="float" office:value="2924.50870222405" calcext:value-type="float">
            <text:p>2924.5087022241</text:p>
          </table:table-cell>
          <table:table-cell table:style-name="ce1" table:formula="of:=STDEV([.E2:.E34])" office:value-type="float" office:value="20.756707568661" calcext:value-type="float">
            <text:p>20.7567075687</text:p>
          </table:table-cell>
          <table:table-cell table:style-name="ce1" table:formula="of:=STDEV([.F2:.F34])" office:value-type="float" office:value="0" calcext:value-type="float">
            <text:p>0</text:p>
          </table:table-cell>
          <table:table-cell table:style-name="ce2" table:formula="of:=STDEV([.G2:.G34])" office:value-type="float" office:value="0.00769265210646552" calcext:value-type="float">
            <text:p>0.0076926521</text:p>
          </table:table-cell>
          <table:table-cell table:style-name="ce1" table:formula="of:=STDEV([.H2:.H34])" office:value-type="float" office:value="18.6447551321918" calcext:value-type="float">
            <text:p>18.6447551322</text:p>
          </table:table-cell>
          <table:table-cell table:style-name="ce1" table:formula="of:=STDEV([.I2:.I34])" office:value-type="float" office:value="36.0559329796124" calcext:value-type="float">
            <text:p>36.0559329796</text:p>
          </table:table-cell>
          <table:table-cell table:style-name="ce1" table:formula="of:=STDEV([.J2:.J34])" office:value-type="float" office:value="15.9568547064016" calcext:value-type="float">
            <text:p>15.9568547064</text:p>
          </table:table-cell>
          <table:table-cell table:style-name="ce1" table:formula="of:=STDEV([.K2:.K34])" office:value-type="float" office:value="30.1110633549139" calcext:value-type="float">
            <text:p>30.1110633549</text:p>
          </table:table-cell>
          <table:table-cell table:style-name="ce1" table:formula="of:=STDEV([.L2:.L34])" office:value-type="float" office:value="46.6175201165633" calcext:value-type="float">
            <text:p>46.6175201166</text:p>
          </table:table-cell>
          <table:table-cell table:style-name="ce1" table:formula="of:=STDEV([.M2:.M34])" office:value-type="float" office:value="2948.76426754369" calcext:value-type="float">
            <text:p>2948.7642675437</text:p>
          </table:table-cell>
          <table:table-cell table:style-name="ce1" table:formula="of:=STDEV([.N2:.N34])" office:value-type="float" office:value="0.174246660713309" calcext:value-type="float">
            <text:p>0.1742466607</text:p>
          </table:table-cell>
          <table:table-cell table:style-name="ce1" table:formula="of:=STDEV([.O2:.O34])" office:value-type="float" office:value="0.196663642356505" calcext:value-type="float">
            <text:p>0.1966636424</text:p>
          </table:table-cell>
          <table:table-cell table:style-name="ce2" table:formula="of:=STDEV([.P2:.P34])" office:value-type="float" office:value="0.115824612792802" calcext:value-type="float">
            <text:p>0.1158246128</text:p>
          </table:table-cell>
          <table:table-cell table:style-name="ce1" table:formula="of:=STDEV([.Q2:.Q34])" office:value-type="float" office:value="0.165734778589458" calcext:value-type="float">
            <text:p>0.1657347786</text:p>
          </table:table-cell>
          <table:table-cell table:style-name="ce1" table:formula="of:=STDEV([.R2:.R34])" office:value-type="float" office:value="0.132692336212662" calcext:value-type="float">
            <text:p>0.1326923362</text:p>
          </table:table-cell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4T17:14:03.748208276</dc:date>
    <dc:creator>alexander </dc:creator>
    <meta:generator>LibreOffice/4.1.2.3$Linux_X86_64 LibreOffice_project/410m0$Build-3</meta:generator>
    <meta:editing-duration>P0D</meta:editing-duration>
    <meta:editing-cycles>1</meta:editing-cycles>
    <meta:document-statistic meta:table-count="1" meta:cell-count="648" meta:object-count="0"/>
  </office:meta>
</office:document-meta>
</file>